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" svg:font-family="Tahoma"/>
    <style:font-face style:name="Arial Black" svg:font-family="'Arial Black'" style:font-adornments="Normal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chine's precept</text:h>
      <text:p text:style-name="Precept">Credulous at best</text:p>
      <text:p text:style-name="Precept">Your desire to believe in</text:p>
      <text:p text:style-name="Precept">Angels in the hearts of being</text:p>
      <text:p text:style-name="Precept">The universe is hostile; in so impersonal</text:p>
      <text:p text:style-name="Precept">Devour to survive... so it is, so it's always been</text:p>
      <text:p text:style-name="Precept"/>
      <text:p text:style-name="Precept">While the mother holds her child</text:p>
      <text:p text:style-name="Precept">Watches it die</text:p>
      <text:p text:style-name="Precept">Hands to hellstruck sky crying,</text:p>
      <text:p text:style-name="Precept">'Fey, oh why?'</text:p>
      <text:p text:style-name="Precept"/>
      <text:p text:style-name="Precept">Blood like rain fall down</text:p>
      <text:p text:style-name="Precept">Drawn by the grave and mound</text:p>
      <text:p text:style-name="Precept">Part vampire - Part warrior</text:p>
      <text:p text:style-name="Precept">Carnivore and Voyeur</text:p>
      <text:p text:style-name="Precept">Come to their transmittal</text:p>
      <text:p text:style-name="Precept">Sing for their death rattle</text:p>
      <text:p text:style-name="Precept"/>
      <text:p text:style-name="Precept">Neither the brave nor the bold</text:p>
      <text:p text:style-name="Precept">Nor brightest in stories told</text:p>
      <text:p text:style-name="Precept">None give pause until their blood is flowing</text:p>
      <text:p text:style-name="Precept">With vengeance live that their whole world dies</text:p>
      <text:h text:style-name="Heading_20_3" text:outline-level="3">Vanguard Spell (15 CL x 9 SL x 100 = 13500 x 2 keyed x .5 Spell Trigger = 13500)</text:h>
      <text:p text:style-name="Text_20_body"><text:span text:style-name="Paragraph_20_Title">Wraithful Rage – </text:span>This is a 9<text:span text:style-name="T1">th</text:span> level spell usable only by the core meta-sentient in response to the fulfilling of the machine's precept.</text:p>
      <text:list xml:id="list33593216" text:style-name="List_20_1">
        <text:list-item text:start-value="1">
          <text:p text:style-name="List_20_1">Causes a thunderstorm over the cast area within the mythal which rains a red fluid to the ground.</text:p>
        </text:list-item>
        <text:list-item>
          <text:p text:style-name="List_20_1">When the spell completes the fluid dissipates over the course of 1d4 hours.</text:p>
        </text:list-item>
        <text:list-item>
          <text:p text:style-name="List_20_1">Keyed to the meta-sentient and the machine.</text:p>
        </text:list-item>
        <text:list-item>
          <text:p text:style-name="List_20_1">The meta-sentient can cast this spell completion effect as if it were the appropriate level and class.</text:p>
        </text:list-item>
        <text:list-item>
          <text:p text:style-name="List_20_1">The meta-sentient can continue to cast the spell repeatedly for as long as it takes to convert all dead bodies within range of the mythal.</text:p>
        </text:list-item>
        <text:list-item>
          <text:p text:style-name="List_20_1">The effect is centered around the rain caused by the spell and it will taint any body of water it contacts for the duration of the spell. </text:p>
        </text:list-item>
        <text:list-item>
          <text:p text:style-name="List_20_1">Any dead body or grave of an intelligent creature touched by the rain causes the body's animus to rise as a dread wraith, only one wraith can be created per casting but the rain will remain until its duration completes..</text:p>
        </text:list-item>
        <text:list-item>
          <text:p text:style-name="List_20_1">The meta-sentient gives the wraiths orders upon creation but does not thereafter retain control.</text:p>
        </text:list-item>
        <text:list-item>
          <text:p text:style-name="List_20_1">Covers a circular area 120 feet in diameter or increases an existing area's diameter. 5 feet per such extension to the area and can raise another dread wraith.</text:p>
        </text:list-item>
        <text:list-item>
          <text:p text:style-name="List_20_1">Every recast to an existing effect adds 5 minutes to the duration.</text:p>
        </text:list-item>
        <text:list-item>
          <text:p text:style-name="List_20_1">Has a duration of 10 minutes.</text:p>
        </text:list-item>
        <text:list-item>
          <text:p text:style-name="List_20_1">Necromantic school.</text:p>
        </text:list-item>
        <text:list-item>
          <text:p text:style-name="List_20_1">No saving throw, does not affect living beings.</text:p>
        </text:list-item>
        <text:list-item>
          <text:p text:style-name="List_20_1">Spell can be cast at will</text:p>
        </text:list-item>
        <text:list-item>
          <text:p text:style-name="List_20_1">Can be cast anywhere within the mythal but rises upwards to a cloud at an altitude of 2000 f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" svg:font-family="Tahoma"/>
    <style:font-face style:name="Arial Black" svg:font-family="'Arial Black'" style:font-adornments="Normal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cept" style:family="paragraph" style:parent-style-name="Text_20_body" style:master-page-name="">
      <style:paragraph-properties fo:margin-top="0in" fo:margin-bottom="0in" fo:text-align="start" style:justify-single-word="false" style:page-number="auto"/>
      <style:text-properties style:use-window-font-color="true" style:text-outline="false" style:font-name="URW Chancery L" fo:font-size="14pt" fo:font-style="italic" fo:text-shadow="none" fo:font-weight="norma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 style:shadow="none"/>
      <style:text-properties style:font-name="Arial Black" fo:font-size="14pt" fo:letter-spacing="0.0138in" fo:text-shadow="1pt 1pt" style:text-underline-style="dotted" style:text-underline-width="bold" style:text-underline-color="font-color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 style:master-page-name="">
      <style:paragraph-properties fo:margin-left="0.25in" fo:margin-right="0.25in" fo:margin-top="0in" fo:margin-bottom="0in" fo:line-height="100%" style:register-true="false" fo:text-indent="0in" style:auto-text-indent="false" style:page-number="auto" fo:background-color="transparent">
        <style:tab-stops/>
        <style:background-image/>
      </style:paragraph-properties>
    </style:style>
    <style:style style:name="Numbering_20_Symbols" style:display-name="Numbering Symbols" style:family="text">
      <style:text-properties style:font-name-complex="Tahoma"/>
    </style:style>
    <style:style style:name="Paragraph_20_Title" style:display-name="Paragraph Title" style:family="text">
      <style:text-properties fo:text-transform="capitalize" fo:font-size="14pt" fo:letter-spacing="0.0138in" fo:text-shadow="1pt 1pt" fo:background-color="transparen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kreenlappy</meta:initial-creator>
    <meta:creation-date>2008-06-05T17:09:50</meta:creation-date>
    <dc:creator>Chris N</dc:creator>
    <dc:date>2010-03-17T13:52:14.32</dc:date>
    <meta:editing-cycles>6</meta:editing-cycles>
    <meta:editing-duration>PT21H08M51S</meta:editing-duration>
    <meta:document-statistic meta:table-count="0" meta:image-count="0" meta:object-count="0" meta:page-count="1" meta:paragraph-count="37" meta:word-count="406" meta:character-count="2150"/>
    <meta:user-defined meta:name="Info 1"/>
    <meta:user-defined meta:name="Info 2"/>
    <meta:user-defined meta:name="Info 3"/>
    <meta:user-defined meta:name="Info 4"/>
  </office:meta>
</office:document-meta>
</file>